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ffcc4c" draw:textarea-vertical-align="middle" draw:auto-grow-height="false" draw:fit-to-size="false" style:shrink-to-fit="false" fo:min-height="5.002cm" fo:min-width="8.517cm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f7931f" draw:textarea-vertical-align="middle" draw:auto-grow-height="false" draw:fit-to-size="false" style:shrink-to-fit="false" fo:min-height="8.52cm" fo:min-width="3.831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c13018" draw:textarea-vertical-align="middle" draw:auto-grow-height="false" draw:fit-to-size="false" style:shrink-to-fit="false" fo:min-height="3.816cm" fo:min-width="8.545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bebebe" draw:textarea-vertical-align="middle" draw:auto-grow-height="false" draw:fit-to-size="false" style:shrink-to-fit="false" fo:min-height="8.608cm" fo:min-width="4.746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4cc1ef" draw:textarea-vertical-align="middle" draw:auto-grow-height="false" draw:fit-to-size="false" style:shrink-to-fit="false" fo:min-height="3.839cm" fo:min-width="8.487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3a5c84" draw:textarea-vertical-align="middle" draw:auto-grow-height="false" draw:fit-to-size="false" style:shrink-to-fit="false" fo:min-height="8.444cm" fo:min-width="3.8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a2b969" draw:textarea-vertical-align="middle" draw:auto-grow-height="false" draw:fit-to-size="false" style:shrink-to-fit="false" fo:min-height="5.004cm" fo:min-width="8.602cm" fo:padding-top="0.141cm" fo:padding-bottom="0.141cm" fo:padding-left="0.141cm" fo:padding-right="0.141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00000" draw:opacity="20%" draw:textarea-vertical-align="middle" draw:auto-grow-height="false" draw:fit-to-size="false" style:shrink-to-fit="false" fo:min-height="2.303cm" fo:min-width="5.0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000000" draw:opacity="20%" draw:textarea-vertical-align="middle" draw:auto-grow-height="false" draw:fit-to-size="false" style:shrink-to-fit="false" fo:min-height="1.06cm" fo:min-width="4.35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000000" draw:opacity="20%" draw:textarea-vertical-align="middle" draw:auto-grow-height="false" draw:fit-to-size="false" style:shrink-to-fit="false" fo:min-height="4.598cm" fo:min-width="0.8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000000" draw:opacity="20%" draw:textarea-vertical-align="middle" draw:auto-grow-height="false" draw:fit-to-size="false" style:shrink-to-fit="false" fo:min-height="4.527cm" fo:min-width="0.83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000000" draw:opacity="20%" draw:textarea-vertical-align="middle" draw:auto-grow-height="false" draw:fit-to-size="false" style:shrink-to-fit="false" fo:min-height="2.258cm" fo:min-width="4.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00000" draw:opacity="20%" draw:textarea-vertical-align="middle" draw:auto-grow-height="false" draw:fit-to-size="false" style:shrink-to-fit="false" fo:min-height="1.021cm" fo:min-width="4.274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0" style:family="graphic">
      <style:graphic-properties style:protect="size"/>
    </style:style>
    <style:style style:name="gr31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39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Обычный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Обычный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cc4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7931f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c13018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bebeb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4cc1e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3a5c84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a2b969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00000" draw:opacity="20%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fo:hyphenate="false"/>
    </style:style>
    <style:style style:name="P2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style:use-window-font-color="true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use-window-font-color="true"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595959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finity Symbol Diagram for PowerPoint" draw:style-name="dp1" draw:master-page-name="Title_20_Only" presentation:presentation-page-layout-name="AL1T19">
        <draw:g draw:name="Group 11">
          <draw:g draw:name="Group 2">
            <draw:custom-shape draw:name="Shape" draw:style-name="gr1" draw:text-style-name="P1" draw:layer="layout" svg:width="8.799cm" svg:height="5.284cm" svg:x="17.152cm" svg:y="10.458cm">
              <text:p text:style-name="P11"/>
              <draw:enhanced-geometry draw:mirror-horizontal="true" draw:mirror-vertical="false" drawooo:sub-view-size="21600 21501" draw:text-areas="0 0 ?f2 ?f3" svg:viewBox="0 0 0 0" draw:type="ooxml-non-primitive" draw:enhanced-path="M 17877 0 C 18023 2472 18392 4894 18971 7186 19611 9722 20499 12066 21600 14122 18799 18756 15020 21402 11063 21499 6915 21600 2922 18900 0 14021 L 5598 4822 C 7404 7794 10003 9026 12485 8086 15009 7130 17051 4067 17877 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2" draw:text-style-name="P2" draw:layer="layout" svg:width="4.113cm" svg:height="8.802cm" svg:x="23.652cm" svg:y="5.128cm">
              <text:p text:style-name="P11"/>
              <draw:enhanced-geometry draw:mirror-horizontal="true" draw:mirror-vertical="false" drawooo:sub-view-size="21230 21600" draw:text-areas="0 0 ?f2 ?f3" svg:viewBox="0 0 0 0" draw:type="ooxml-non-primitive" draw:enhanced-path="M 9292 0 L 21032 5568 C 18318 6879 16732 8626 16586 10464 16420 12548 18106 14569 21230 16032 L 9517 21600 C 6706 20231 4459 18647 2848 16930 1203 15177 218 13280 33 11328 -370 7101 2991 2989 9292 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3" draw:text-style-name="P3" draw:layer="layout" svg:width="8.827cm" svg:height="4.098cm" svg:x="17.149cm" svg:y="3.302cm">
              <text:p text:style-name="P11"/>
              <draw:enhanced-geometry draw:mirror-horizontal="true" draw:mirror-vertical="false" drawooo:sub-view-size="21600 21384" draw:text-areas="0 0 ?f2 ?f3" svg:viewBox="0 0 0 0" draw:type="ooxml-non-primitive" draw:enhanced-path="M 21600 9424 L 16047 21265 C 14644 18387 12772 16782 10825 16790 8860 16798 6974 18447 5572 21384 L 0 9630 C 2771 3671 6515 225 10450 10 14612 -216 18639 3183 21600 9424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4" draw:text-style-name="P4" draw:layer="layout" svg:width="5.028cm" svg:height="8.89cm" svg:x="14.389cm" svg:y="5.078cm">
              <text:p text:style-name="P11"/>
              <draw:enhanced-geometry draw:mirror-horizontal="true" draw:mirror-vertical="false" drawooo:sub-view-size="21600 21600" draw:text-areas="0 0 ?f2 ?f3" svg:viewBox="0 0 0 0" draw:type="ooxml-non-primitive" draw:enhanced-path="M 21600 16099 C 19951 15228 18763 14115 18168 12884 17616 11742 17602 10547 17390 9371 17072 7610 16318 5892 15037 4303 13744 2700 11924 1238 9651 0 L 0 5551 C 1691 6478 2874 7661 3411 8957 3740 9751 3815 10564 3919 11377 4025 12206 4162 13036 4432 13853 4934 15370 5879 16815 7186 18143 8435 19413 10019 20580 11901 21600 L 21600 16099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5" draw:text-style-name="P5" draw:layer="layout" svg:width="8.769cm" svg:height="4.121cm" svg:x="7.894cm" svg:y="11.626cm">
              <text:p text:style-name="P11"/>
              <draw:enhanced-geometry draw:mirror-horizontal="true" draw:mirror-vertical="false" drawooo:sub-view-size="21600 21415" draw:text-areas="0 0 ?f2 ?f3" svg:viewBox="0 0 0 0" draw:type="ooxml-non-primitive" draw:enhanced-path="M 16042 0 L 21600 11688 C 18658 18079 14588 21600 10365 21408 6471 21230 2759 17894 0 12093 L 5559 324 C 6977 3184 8872 4752 10833 4690 12794 4629 14665 2944 16042 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6" draw:text-style-name="P6" draw:layer="layout" svg:width="4.082cm" svg:height="8.726cm" svg:x="6.1cm" svg:y="5.166cm">
              <text:p text:style-name="P11"/>
              <draw:enhanced-geometry draw:mirror-horizontal="true" draw:mirror-vertical="false" drawooo:sub-view-size="21374 21600" draw:text-areas="0 0 ?f2 ?f3" svg:viewBox="0 0 0 0" draw:type="ooxml-non-primitive" draw:enhanced-path="M 319 5662 L 12222 0 C 18307 2990 21600 7008 21362 11156 21138 15077 17765 18811 11929 21600 L 0 16062 C 2971 14698 4669 12830 4718 10873 4767 8929 3185 7056 319 5662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7" draw:text-style-name="P7" draw:layer="layout" svg:width="8.884cm" svg:height="5.286cm" svg:x="7.822cm" svg:y="3.311cm">
              <text:p text:style-name="P11"/>
              <draw:enhanced-geometry draw:mirror-horizontal="true" draw:mirror-vertical="false" drawooo:sub-view-size="21600 21539" draw:text-areas="0 0 ?f2 ?f3" svg:viewBox="0 0 0 0" draw:type="ooxml-non-primitive" draw:enhanced-path="M 3676 21539 C 3598 18925 3241 16355 2623 13952 1994 11506 1105 9272 0 7359 2890 2587 6796 -61 10853 1 14899 63 18765 2815 21600 7652 L 16077 16944 C 14519 14085 12242 12636 9944 13042 7038 13556 4583 16884 3676 21539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</draw:g>
          <draw:custom-shape draw:name="Freeform: Shape 98" draw:style-name="gr8" draw:text-style-name="P8" draw:layer="layout" svg:width="5.506cm" svg:height="2.553cm" svg:x="9.79cm" svg:y="6.044cm">
            <text:p text:style-name="P11"/>
            <draw:enhanced-geometry draw:mirror-horizontal="true" draw:mirror-vertical="false" drawooo:sub-view-size="1981999 919598" draw:text-areas="0 0 ?f22 ?f23" svg:viewBox="0 0 0 0" draw:type="ooxml-non-primitive" draw:enhanced-path="M 1083763 0 C 1425904 0 1735653 138680 1959868 362895 L 1981999 387245 1864464 505504 1781427 424717 C 1557694 231445 1262341 137333 964608 168726 534314 214147 170800 508240 36500 919598 33613 861849 28143 804343 20133 747249 L 0 639044 56365 546263 C 279022 216687 656088 0 1083763 0 Z N">
              <draw:equation draw:name="f0" draw:formula="1083763*logwidth/1981999"/>
              <draw:equation draw:name="f1" draw:formula="0*logheight/919598"/>
              <draw:equation draw:name="f2" draw:formula="1959868*logwidth/1981999"/>
              <draw:equation draw:name="f3" draw:formula="362895*logheight/919598"/>
              <draw:equation draw:name="f4" draw:formula="1981999*logwidth/1981999"/>
              <draw:equation draw:name="f5" draw:formula="387245*logheight/919598"/>
              <draw:equation draw:name="f6" draw:formula="1864464*logwidth/1981999"/>
              <draw:equation draw:name="f7" draw:formula="505504*logheight/919598"/>
              <draw:equation draw:name="f8" draw:formula="1781427*logwidth/1981999"/>
              <draw:equation draw:name="f9" draw:formula="424717*logheight/919598"/>
              <draw:equation draw:name="f10" draw:formula="964608*logwidth/1981999"/>
              <draw:equation draw:name="f11" draw:formula="168726*logheight/919598"/>
              <draw:equation draw:name="f12" draw:formula="36500*logwidth/1981999"/>
              <draw:equation draw:name="f13" draw:formula="919598*logheight/919598"/>
              <draw:equation draw:name="f14" draw:formula="20133*logwidth/1981999"/>
              <draw:equation draw:name="f15" draw:formula="747249*logheight/919598"/>
              <draw:equation draw:name="f16" draw:formula="0*logwidth/1981999"/>
              <draw:equation draw:name="f17" draw:formula="639044*logheight/919598"/>
              <draw:equation draw:name="f18" draw:formula="56365*logwidth/1981999"/>
              <draw:equation draw:name="f19" draw:formula="546263*logheight/919598"/>
              <draw:equation draw:name="f20" draw:formula="1083763*logwidth/1981999"/>
              <draw:equation draw:name="f21" draw:formula="0*logheight/919598"/>
              <draw:equation draw:name="f22" draw:formula="logwidth"/>
              <draw:equation draw:name="f23" draw:formula="logheight"/>
            </draw:enhanced-geometry>
          </draw:custom-shape>
          <draw:custom-shape draw:name="Freeform: Shape 99" draw:style-name="gr9" draw:text-style-name="P8" draw:layer="layout" svg:width="4.855cm" svg:height="1.31cm" svg:x="19.134cm" svg:y="6.083cm">
            <text:p text:style-name="P11"/>
            <draw:enhanced-geometry draw:mirror-horizontal="true" draw:mirror-vertical="false" drawooo:sub-view-size="1747836 472116" draw:text-areas="0 0 ?f24 ?f25" svg:viewBox="0 0 0 0" draw:type="ooxml-non-primitive" draw:enhanced-path="M 878427 0 C 1177800 0 1452374 106177 1666546 282927 L 1747836 356810 1645853 460505 1648359 463309 1645448 466221 C 1439034 267620 1163620 156864 877171 157416 624211 157899 380149 245082 184904 402644 L 106934 472116 0 365449 2322 362895 C 226536 138680 536286 0 878427 0 Z N">
              <draw:equation draw:name="f0" draw:formula="878427*logwidth/1747836"/>
              <draw:equation draw:name="f1" draw:formula="0*logheight/472116"/>
              <draw:equation draw:name="f2" draw:formula="1666546*logwidth/1747836"/>
              <draw:equation draw:name="f3" draw:formula="282927*logheight/472116"/>
              <draw:equation draw:name="f4" draw:formula="1747836*logwidth/1747836"/>
              <draw:equation draw:name="f5" draw:formula="356810*logheight/472116"/>
              <draw:equation draw:name="f6" draw:formula="1645853*logwidth/1747836"/>
              <draw:equation draw:name="f7" draw:formula="460505*logheight/472116"/>
              <draw:equation draw:name="f8" draw:formula="1648359*logwidth/1747836"/>
              <draw:equation draw:name="f9" draw:formula="463309*logheight/472116"/>
              <draw:equation draw:name="f10" draw:formula="1645448*logwidth/1747836"/>
              <draw:equation draw:name="f11" draw:formula="466221*logheight/472116"/>
              <draw:equation draw:name="f12" draw:formula="877171*logwidth/1747836"/>
              <draw:equation draw:name="f13" draw:formula="157416*logheight/472116"/>
              <draw:equation draw:name="f14" draw:formula="184904*logwidth/1747836"/>
              <draw:equation draw:name="f15" draw:formula="402644*logheight/472116"/>
              <draw:equation draw:name="f16" draw:formula="106934*logwidth/1747836"/>
              <draw:equation draw:name="f17" draw:formula="472116*logheight/472116"/>
              <draw:equation draw:name="f18" draw:formula="0*logwidth/1747836"/>
              <draw:equation draw:name="f19" draw:formula="365449*logheight/472116"/>
              <draw:equation draw:name="f20" draw:formula="2322*logwidth/1747836"/>
              <draw:equation draw:name="f21" draw:formula="362895*logheight/472116"/>
              <draw:equation draw:name="f22" draw:formula="878427*logwidth/1747836"/>
              <draw:equation draw:name="f23" draw:formula="0*logheight/472116"/>
              <draw:equation draw:name="f24" draw:formula="logwidth"/>
              <draw:equation draw:name="f25" draw:formula="logheight"/>
            </draw:enhanced-geometry>
          </draw:custom-shape>
          <draw:custom-shape draw:name="Freeform: Shape 101" draw:style-name="gr10" draw:text-style-name="P8" draw:layer="layout" svg:width="1.332cm" svg:height="4.848cm" svg:x="23.659cm" svg:y="7.107cm">
            <text:p text:style-name="P11"/>
            <draw:enhanced-geometry draw:mirror-horizontal="true" draw:mirror-vertical="false" drawooo:sub-view-size="479745 1745465" draw:text-areas="0 0 ?f26 ?f27" svg:viewBox="0 0 0 0" draw:type="ooxml-non-primitive" draw:enhanced-path="M 357820 0 L 464906 105954 467507 103637 468299 104427 C 278977 296771 168342 553082 158157 822744 148025 1090279 236805 1350737 405149 1555466 L 479745 1637065 475186 1633081 361840 1745465 282927 1658640 C 106177 1444468 0 1169894 0 870521 0 571148 106177 296574 282927 82402 L 357820 0 Z N">
              <draw:equation draw:name="f0" draw:formula="357820*logwidth/479745"/>
              <draw:equation draw:name="f1" draw:formula="0*logheight/1745465"/>
              <draw:equation draw:name="f2" draw:formula="464906*logwidth/479745"/>
              <draw:equation draw:name="f3" draw:formula="105954*logheight/1745465"/>
              <draw:equation draw:name="f4" draw:formula="467507*logwidth/479745"/>
              <draw:equation draw:name="f5" draw:formula="103637*logheight/1745465"/>
              <draw:equation draw:name="f6" draw:formula="468299*logwidth/479745"/>
              <draw:equation draw:name="f7" draw:formula="104427*logheight/1745465"/>
              <draw:equation draw:name="f8" draw:formula="158157*logwidth/479745"/>
              <draw:equation draw:name="f9" draw:formula="822744*logheight/1745465"/>
              <draw:equation draw:name="f10" draw:formula="405149*logwidth/479745"/>
              <draw:equation draw:name="f11" draw:formula="1555466*logheight/1745465"/>
              <draw:equation draw:name="f12" draw:formula="479745*logwidth/479745"/>
              <draw:equation draw:name="f13" draw:formula="1637065*logheight/1745465"/>
              <draw:equation draw:name="f14" draw:formula="475186*logwidth/479745"/>
              <draw:equation draw:name="f15" draw:formula="1633081*logheight/1745465"/>
              <draw:equation draw:name="f16" draw:formula="361840*logwidth/479745"/>
              <draw:equation draw:name="f17" draw:formula="1745465*logheight/1745465"/>
              <draw:equation draw:name="f18" draw:formula="282927*logwidth/479745"/>
              <draw:equation draw:name="f19" draw:formula="1658640*logheight/1745465"/>
              <draw:equation draw:name="f20" draw:formula="0*logwidth/479745"/>
              <draw:equation draw:name="f21" draw:formula="870521*logheight/1745465"/>
              <draw:equation draw:name="f22" draw:formula="282927*logwidth/479745"/>
              <draw:equation draw:name="f23" draw:formula="82402*logheight/1745465"/>
              <draw:equation draw:name="f24" draw:formula="357820*logwidth/479745"/>
              <draw:equation draw:name="f25" draw:formula="0*logheight/1745465"/>
              <draw:equation draw:name="f26" draw:formula="logwidth"/>
              <draw:equation draw:name="f27" draw:formula="logheight"/>
            </draw:enhanced-geometry>
          </draw:custom-shape>
          <draw:custom-shape draw:name="Freeform: Shape 102" draw:style-name="gr11" draw:text-style-name="P8" draw:layer="layout" svg:width="1.338cm" svg:height="4.777cm" svg:x="8.844cm" svg:y="7.144cm">
            <text:p text:style-name="P11"/>
            <draw:enhanced-geometry draw:mirror-horizontal="true" draw:mirror-vertical="false" drawooo:sub-view-size="482112 1720060" draw:text-areas="0 0 ?f26 ?f27" svg:viewBox="0 0 0 0" draw:type="ooxml-non-primitive" draw:enhanced-path="M 149226 0 L 199185 54968 C 375935 269140 482112 543714 482112 843087 482112 1185228 343432 1494978 119217 1719192 L 118262 1720060 11514 1613642 55 1624172 0 1624118 C 204290 1425730 321046 1154037 324415 869399 327785 586652 219004 314232 21935 111481 L 23813 109591 32075 117629 149226 0 Z N">
              <draw:equation draw:name="f0" draw:formula="149226*logwidth/482112"/>
              <draw:equation draw:name="f1" draw:formula="0*logheight/1720060"/>
              <draw:equation draw:name="f2" draw:formula="199185*logwidth/482112"/>
              <draw:equation draw:name="f3" draw:formula="54968*logheight/1720060"/>
              <draw:equation draw:name="f4" draw:formula="482112*logwidth/482112"/>
              <draw:equation draw:name="f5" draw:formula="843087*logheight/1720060"/>
              <draw:equation draw:name="f6" draw:formula="119217*logwidth/482112"/>
              <draw:equation draw:name="f7" draw:formula="1719192*logheight/1720060"/>
              <draw:equation draw:name="f8" draw:formula="118262*logwidth/482112"/>
              <draw:equation draw:name="f9" draw:formula="1720060*logheight/1720060"/>
              <draw:equation draw:name="f10" draw:formula="11514*logwidth/482112"/>
              <draw:equation draw:name="f11" draw:formula="1613642*logheight/1720060"/>
              <draw:equation draw:name="f12" draw:formula="55*logwidth/482112"/>
              <draw:equation draw:name="f13" draw:formula="1624172*logheight/1720060"/>
              <draw:equation draw:name="f14" draw:formula="0*logwidth/482112"/>
              <draw:equation draw:name="f15" draw:formula="1624118*logheight/1720060"/>
              <draw:equation draw:name="f16" draw:formula="324415*logwidth/482112"/>
              <draw:equation draw:name="f17" draw:formula="869399*logheight/1720060"/>
              <draw:equation draw:name="f18" draw:formula="21935*logwidth/482112"/>
              <draw:equation draw:name="f19" draw:formula="111481*logheight/1720060"/>
              <draw:equation draw:name="f20" draw:formula="23813*logwidth/482112"/>
              <draw:equation draw:name="f21" draw:formula="109591*logheight/1720060"/>
              <draw:equation draw:name="f22" draw:formula="32075*logwidth/482112"/>
              <draw:equation draw:name="f23" draw:formula="117629*logheight/1720060"/>
              <draw:equation draw:name="f24" draw:formula="149226*logwidth/482112"/>
              <draw:equation draw:name="f25" draw:formula="0*logheight/1720060"/>
              <draw:equation draw:name="f26" draw:formula="logwidth"/>
              <draw:equation draw:name="f27" draw:formula="logheight"/>
            </draw:enhanced-geometry>
          </draw:custom-shape>
          <draw:custom-shape draw:name="Freeform: Shape 104" draw:style-name="gr12" draw:text-style-name="P8" draw:layer="layout" svg:width="5.42cm" svg:height="2.508cm" svg:x="18.546cm" svg:y="10.458cm">
            <text:p text:style-name="P11"/>
            <draw:enhanced-geometry draw:mirror-horizontal="true" draw:mirror-vertical="false" drawooo:sub-view-size="1951083 903111" draw:text-areas="0 0 ?f24 ?f25" svg:viewBox="0 0 0 0" draw:type="ooxml-non-primitive" draw:enhanced-path="M 1906586 0 C 1911939 54683 1919335 109090 1928746 163110 L 1951083 267990 1897101 356848 C 1674444 686424 1297378 903111 869703 903111 570330 903111 295756 796935 81584 620184 L 0 546035 112814 433243 110448 430655 210397 517995 C 465753 713898 797373 788263 1115857 715484 1485998 630893 1785454 359866 1906586 0 Z N">
              <draw:equation draw:name="f0" draw:formula="1906586*logwidth/1951083"/>
              <draw:equation draw:name="f1" draw:formula="0*logheight/903111"/>
              <draw:equation draw:name="f2" draw:formula="1928746*logwidth/1951083"/>
              <draw:equation draw:name="f3" draw:formula="163110*logheight/903111"/>
              <draw:equation draw:name="f4" draw:formula="1951083*logwidth/1951083"/>
              <draw:equation draw:name="f5" draw:formula="267990*logheight/903111"/>
              <draw:equation draw:name="f6" draw:formula="1897101*logwidth/1951083"/>
              <draw:equation draw:name="f7" draw:formula="356848*logheight/903111"/>
              <draw:equation draw:name="f8" draw:formula="869703*logwidth/1951083"/>
              <draw:equation draw:name="f9" draw:formula="903111*logheight/903111"/>
              <draw:equation draw:name="f10" draw:formula="81584*logwidth/1951083"/>
              <draw:equation draw:name="f11" draw:formula="620184*logheight/903111"/>
              <draw:equation draw:name="f12" draw:formula="0*logwidth/1951083"/>
              <draw:equation draw:name="f13" draw:formula="546035*logheight/903111"/>
              <draw:equation draw:name="f14" draw:formula="112814*logwidth/1951083"/>
              <draw:equation draw:name="f15" draw:formula="433243*logheight/903111"/>
              <draw:equation draw:name="f16" draw:formula="110448*logwidth/1951083"/>
              <draw:equation draw:name="f17" draw:formula="430655*logheight/903111"/>
              <draw:equation draw:name="f18" draw:formula="210397*logwidth/1951083"/>
              <draw:equation draw:name="f19" draw:formula="517995*logheight/903111"/>
              <draw:equation draw:name="f20" draw:formula="1115857*logwidth/1951083"/>
              <draw:equation draw:name="f21" draw:formula="715484*logheight/903111"/>
              <draw:equation draw:name="f22" draw:formula="1906586*logwidth/1951083"/>
              <draw:equation draw:name="f23" draw:formula="0*logheight/903111"/>
              <draw:equation draw:name="f24" draw:formula="logwidth"/>
              <draw:equation draw:name="f25" draw:formula="logheight"/>
            </draw:enhanced-geometry>
          </draw:custom-shape>
          <draw:custom-shape draw:name="Freeform: Shape 105" draw:style-name="gr13" draw:text-style-name="P8" draw:layer="layout" svg:width="4.774cm" svg:height="1.271cm" svg:x="9.884cm" svg:y="11.655cm">
            <text:p text:style-name="P11"/>
            <draw:enhanced-geometry draw:mirror-horizontal="true" draw:mirror-vertical="false" drawooo:sub-view-size="1718587 457915" draw:text-areas="0 0 ?f22 ?f23" svg:viewBox="0 0 0 0" draw:type="ooxml-non-primitive" draw:enhanced-path="M 1611058 0 L 1718587 105593 1642234 174988 C 1428062 351739 1153488 457915 854115 457915 554742 457915 280168 351739 65996 174988 L 0 115006 97036 17714 171217 81988 C 366992 235478 610394 318187 861182 314429 1111970 310731 1352687 220882 1543776 61825 L 1611058 0 Z N">
              <draw:equation draw:name="f0" draw:formula="1611058*logwidth/1718587"/>
              <draw:equation draw:name="f1" draw:formula="0*logheight/457915"/>
              <draw:equation draw:name="f2" draw:formula="1718587*logwidth/1718587"/>
              <draw:equation draw:name="f3" draw:formula="105593*logheight/457915"/>
              <draw:equation draw:name="f4" draw:formula="1642234*logwidth/1718587"/>
              <draw:equation draw:name="f5" draw:formula="174988*logheight/457915"/>
              <draw:equation draw:name="f6" draw:formula="854115*logwidth/1718587"/>
              <draw:equation draw:name="f7" draw:formula="457915*logheight/457915"/>
              <draw:equation draw:name="f8" draw:formula="65996*logwidth/1718587"/>
              <draw:equation draw:name="f9" draw:formula="174988*logheight/457915"/>
              <draw:equation draw:name="f10" draw:formula="0*logwidth/1718587"/>
              <draw:equation draw:name="f11" draw:formula="115006*logheight/457915"/>
              <draw:equation draw:name="f12" draw:formula="97036*logwidth/1718587"/>
              <draw:equation draw:name="f13" draw:formula="17714*logheight/457915"/>
              <draw:equation draw:name="f14" draw:formula="171217*logwidth/1718587"/>
              <draw:equation draw:name="f15" draw:formula="81988*logheight/457915"/>
              <draw:equation draw:name="f16" draw:formula="861182*logwidth/1718587"/>
              <draw:equation draw:name="f17" draw:formula="314429*logheight/457915"/>
              <draw:equation draw:name="f18" draw:formula="1543776*logwidth/1718587"/>
              <draw:equation draw:name="f19" draw:formula="61825*logheight/457915"/>
              <draw:equation draw:name="f20" draw:formula="1611058*logwidth/1718587"/>
              <draw:equation draw:name="f21" draw:formula="0*logheight/457915"/>
              <draw:equation draw:name="f22" draw:formula="logwidth"/>
              <draw:equation draw:name="f23" draw:formula="logheight"/>
            </draw:enhanced-geometry>
          </draw:custom-shape>
        </draw:g>
        <draw:custom-shape draw:name="TextBox 9" draw:style-name="gr14" draw:text-style-name="P10" draw:layer="layout" svg:width="3.932cm" svg:height="3.976cm" svg:x="10.466cm" svg:y="7.534cm">
          <text:p text:style-name="P9"><text:span text:style-name="T1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5" draw:text-style-name="P10" draw:layer="layout" svg:width="5.35cm" svg:height="3.976cm" svg:x="18.95cm" svg:y="7.469cm">
          <text:p text:style-name="P9"><text:span text:style-name="T1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6">
          <draw:custom-shape draw:name="TextBox 87" draw:style-name="gr16" draw:text-style-name="P10" draw:layer="layout" svg:width="5.198cm" svg:height="2.111cm" svg:x="27.766cm" svg:y="5.967cm">
            <text:p text:style-name="P11"><text:span text:style-name="T2">Continuous delive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17" draw:text-style-name="P13" draw:layer="layout" svg:width="5.184cm" svg:height="2.786cm" svg:x="27.779cm" svg:y="8.071cm">
            <text:list text:style-name="L2">
              <text:list-item>
                <text:p text:style-name="P12"><text:span text:style-name="T3">Установка на тест</text:span></text:p>
              </text:list-item>
              <text:list-item>
                <text:p text:style-name="P12"><text:span text:style-name="T3">Приёмка</text:span></text:p>
              </text:list-item>
              <text:list-item>
                <text:p text:style-name="P12"><text:span text:style-name="T3">Нагрузка</text:span></text:p>
              </text:list-item>
              <text:list-item>
                <text:p text:style-name="P12"><text:span text:style-name="T3">Установка на прод</text:span></text:p>
              </text:list-item>
              <text:list-item>
                <text:p text:style-name="P12"><text:span text:style-name="T3">Smoke-тест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>
          <draw:custom-shape draw:name="TextBox 90" draw:style-name="gr18" draw:text-style-name="P10" draw:layer="layout" svg:width="5.155cm" svg:height="2.113cm" svg:x="0.945cm" svg:y="5.965cm">
            <text:p text:style-name="P11"><text:span text:style-name="T2">Continuous Integ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19" draw:text-style-name="P13" draw:layer="layout" svg:width="5.141cm" svg:height="1.265cm" svg:x="0.959cm" svg:y="8.071cm">
            <text:list text:style-name="L2">
              <text:list-item>
                <text:p text:style-name="P12"><text:span text:style-name="T3">Сборка</text:span></text:p>
              </text:list-item>
              <text:list-item>
                <text:p text:style-name="P12"><text:span text:style-name="T3">Тестирование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">
          <draw:custom-shape draw:name="TextBox 41" draw:style-name="gr20" draw:text-style-name="P10" draw:layer="layout" svg:width="5.561cm" svg:height="1.098cm" svg:x="9.651cm" svg:y="3.457cm">
            <text:p text:style-name="P11"><text:span text:style-name="T4">Сборк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1" draw:text-style-name="P13" draw:layer="layout" svg:width="5.546cm" svg:height="1.179cm" svg:x="9.666cm" svg:y="4.308cm">
            <text:p text:style-name="P12"><text:span text:style-name="T5">Автоматическая сборка систем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TextBox 74" draw:style-name="gr22" draw:text-style-name="P10" draw:layer="layout" svg:width="6.001cm" svg:height="1.098cm" svg:x="9.399cm" svg:y="12.76cm">
            <text:p text:style-name="P11"><text:span text:style-name="T6">Тестирование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3" draw:text-style-name="P13" draw:layer="layout" svg:width="5.984cm" svg:height="0.716cm" svg:x="9.416cm" svg:y="13.61cm">
            <text:p text:style-name="P12"><text:span text:style-name="T7">Модульные тест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TextBox 77" draw:style-name="gr24" draw:text-style-name="P10" draw:layer="layout" svg:width="5.561cm" svg:height="1.098cm" svg:x="18.845cm" svg:y="3.457cm">
            <text:p text:style-name="P11"><text:span text:style-name="T4">Установк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5" draw:text-style-name="P13" draw:layer="layout" svg:width="5.546cm" svg:height="1.644cm" svg:x="18.86cm" svg:y="4.308cm">
            <text:p text:style-name="P12"><text:span text:style-name="T5">Установка собранной и протестированной версии на тестовый стен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TextBox 80" draw:style-name="gr26" draw:text-style-name="P10" draw:layer="layout" svg:width="5.561cm" svg:height="1.098cm" svg:x="18.845cm" svg:y="12.76cm">
            <text:p text:style-name="P11"><text:span text:style-name="T6">Нагрузк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7" draw:text-style-name="P10" draw:layer="layout" svg:width="5.546cm" svg:height="1.179cm" svg:x="18.86cm" svg:y="13.61cm">
            <text:p text:style-name="P11"><text:span text:style-name="T7">Регрессионнные нагрузочные тест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TextBox 80" draw:style-name="gr28" draw:text-style-name="P10" draw:layer="layout" svg:width="3.165cm" svg:height="1.098cm" svg:x="24.601cm" svg:y="8cm">
            <text:p text:style-name="P11"><text:span text:style-name="T6">U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9" draw:text-style-name="P10" draw:layer="layout" svg:width="3.156cm" svg:height="1.179cm" svg:x="24.61cm" svg:y="8.85cm">
            <text:p text:style-name="P11"><text:span text:style-name="T7">Приёмочные тест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30" draw:layer="layout" svg:width="15.239cm" svg:height="8.572cm" svg:x="1.905cm" svg:y="3.175cm" draw:page-number="1" presentation:class="page"/>
          <draw:frame draw:name="Notes Placeholder 2" presentation:style-name="pr1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8">© Copyright </text:span><text:span text:style-name="T9">Presenta</text:span><text:span text:style-name="T9">tionGO.c</text:span><text:span text:style-name="T9">om</text:span><text:span text:style-name="T8"> – The </text:span><text:span text:style-name="T8">free </text:span><text:span text:style-name="T8">PowerPoi</text:span><text:span text:style-name="T8">nt </text:span><text:span text:style-name="T8">template </text:span><text:span text:style-name="T8">library</text:span></text:p>
            </draw:text-box>
          </draw:frame>
          <draw:frame draw:name="Slide Number Placeholder 3" presentation:style-name="pr2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0"><text:page-number>&lt;номер&gt;</text:page-number></text:span></text:p>
            </draw:text-box>
          </draw:frame>
        </presentation:notes>
      </draw:page>
      <draw:page draw:name="Infinity Symbol Diagram for PowerPoint" draw:style-name="dp3" draw:master-page-name="Обычный" presentation:presentation-page-layout-name="AL1T19">
        <draw:g draw:name="Group 11">
          <draw:g draw:name="Group 2">
            <draw:custom-shape draw:name="Shape" draw:style-name="gr1" draw:text-style-name="P1" draw:layer="layout" svg:width="8.799cm" svg:height="5.284cm" svg:x="17.152cm" svg:y="10.458cm">
              <text:p/>
              <draw:enhanced-geometry draw:mirror-horizontal="true" draw:mirror-vertical="false" drawooo:sub-view-size="21600 21501" draw:text-areas="0 0 ?f2 ?f3" svg:viewBox="0 0 0 0" draw:type="ooxml-non-primitive" draw:enhanced-path="M 17877 0 C 18023 2472 18392 4894 18971 7186 19611 9722 20499 12066 21600 14122 18799 18756 15020 21402 11063 21499 6915 21600 2922 18900 0 14021 L 5598 4822 C 7404 7794 10003 9026 12485 8086 15009 7130 17051 4067 17877 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2" draw:text-style-name="P2" draw:layer="layout" svg:width="4.113cm" svg:height="8.802cm" svg:x="23.652cm" svg:y="5.128cm">
              <text:p/>
              <draw:enhanced-geometry draw:mirror-horizontal="true" draw:mirror-vertical="false" drawooo:sub-view-size="21230 21600" draw:text-areas="0 0 ?f2 ?f3" svg:viewBox="0 0 0 0" draw:type="ooxml-non-primitive" draw:enhanced-path="M 9292 0 L 21032 5568 C 18318 6879 16732 8626 16586 10464 16420 12548 18106 14569 21230 16032 L 9517 21600 C 6706 20231 4459 18647 2848 16930 1203 15177 218 13280 33 11328 -370 7101 2991 2989 9292 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3" draw:text-style-name="P3" draw:layer="layout" svg:width="8.827cm" svg:height="4.098cm" svg:x="17.149cm" svg:y="3.302cm">
              <text:p/>
              <draw:enhanced-geometry draw:mirror-horizontal="true" draw:mirror-vertical="false" drawooo:sub-view-size="21600 21384" draw:text-areas="0 0 ?f2 ?f3" svg:viewBox="0 0 0 0" draw:type="ooxml-non-primitive" draw:enhanced-path="M 21600 9424 L 16047 21265 C 14644 18387 12772 16782 10825 16790 8860 16798 6974 18447 5572 21384 L 0 9630 C 2771 3671 6515 225 10450 10 14612 -216 18639 3183 21600 9424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4" draw:text-style-name="P4" draw:layer="layout" svg:width="5.028cm" svg:height="8.89cm" svg:x="14.389cm" svg:y="5.078cm">
              <text:p/>
              <draw:enhanced-geometry draw:mirror-horizontal="true" draw:mirror-vertical="false" drawooo:sub-view-size="21600 21600" draw:text-areas="0 0 ?f2 ?f3" svg:viewBox="0 0 0 0" draw:type="ooxml-non-primitive" draw:enhanced-path="M 21600 16099 C 19951 15228 18763 14115 18168 12884 17616 11742 17602 10547 17390 9371 17072 7610 16318 5892 15037 4303 13744 2700 11924 1238 9651 0 L 0 5551 C 1691 6478 2874 7661 3411 8957 3740 9751 3815 10564 3919 11377 4025 12206 4162 13036 4432 13853 4934 15370 5879 16815 7186 18143 8435 19413 10019 20580 11901 21600 L 21600 16099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5" draw:text-style-name="P5" draw:layer="layout" svg:width="8.769cm" svg:height="4.121cm" svg:x="7.894cm" svg:y="11.626cm">
              <text:p/>
              <draw:enhanced-geometry draw:mirror-horizontal="true" draw:mirror-vertical="false" drawooo:sub-view-size="21600 21415" draw:text-areas="0 0 ?f2 ?f3" svg:viewBox="0 0 0 0" draw:type="ooxml-non-primitive" draw:enhanced-path="M 16042 0 L 21600 11688 C 18658 18079 14588 21600 10365 21408 6471 21230 2759 17894 0 12093 L 5559 324 C 6977 3184 8872 4752 10833 4690 12794 4629 14665 2944 16042 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6" draw:text-style-name="P6" draw:layer="layout" svg:width="4.082cm" svg:height="8.726cm" svg:x="6.1cm" svg:y="5.166cm">
              <text:p/>
              <draw:enhanced-geometry draw:mirror-horizontal="true" draw:mirror-vertical="false" drawooo:sub-view-size="21374 21600" draw:text-areas="0 0 ?f2 ?f3" svg:viewBox="0 0 0 0" draw:type="ooxml-non-primitive" draw:enhanced-path="M 319 5662 L 12222 0 C 18307 2990 21600 7008 21362 11156 21138 15077 17765 18811 11929 21600 L 0 16062 C 2971 14698 4669 12830 4718 10873 4767 8929 3185 7056 319 5662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Shape" draw:style-name="gr7" draw:text-style-name="P7" draw:layer="layout" svg:width="8.884cm" svg:height="5.286cm" svg:x="7.822cm" svg:y="3.311cm">
              <text:p/>
              <draw:enhanced-geometry draw:mirror-horizontal="true" draw:mirror-vertical="false" drawooo:sub-view-size="21600 21539" draw:text-areas="0 0 ?f2 ?f3" svg:viewBox="0 0 0 0" draw:type="ooxml-non-primitive" draw:enhanced-path="M 3676 21539 C 3598 18925 3241 16355 2623 13952 1994 11506 1105 9272 0 7359 2890 2587 6796 -61 10853 1 14899 63 18765 2815 21600 7652 L 16077 16944 C 14519 14085 12242 12636 9944 13042 7038 13556 4583 16884 3676 21539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</draw:g>
          <draw:custom-shape draw:name="Freeform: Shape 98" draw:style-name="gr8" draw:text-style-name="P8" draw:layer="layout" svg:width="5.506cm" svg:height="2.553cm" svg:x="9.79cm" svg:y="6.044cm">
            <text:p/>
            <draw:enhanced-geometry draw:mirror-horizontal="true" draw:mirror-vertical="false" drawooo:sub-view-size="1981999 919598" draw:text-areas="0 0 ?f22 ?f23" svg:viewBox="0 0 0 0" draw:type="ooxml-non-primitive" draw:enhanced-path="M 1083763 0 C 1425904 0 1735653 138680 1959868 362895 L 1981999 387245 1864464 505504 1781427 424717 C 1557694 231445 1262341 137333 964608 168726 534314 214147 170800 508240 36500 919598 33613 861849 28143 804343 20133 747249 L 0 639044 56365 546263 C 279022 216687 656088 0 1083763 0 Z N">
              <draw:equation draw:name="f0" draw:formula="1083763*logwidth/1981999"/>
              <draw:equation draw:name="f1" draw:formula="0*logheight/919598"/>
              <draw:equation draw:name="f2" draw:formula="1959868*logwidth/1981999"/>
              <draw:equation draw:name="f3" draw:formula="362895*logheight/919598"/>
              <draw:equation draw:name="f4" draw:formula="1981999*logwidth/1981999"/>
              <draw:equation draw:name="f5" draw:formula="387245*logheight/919598"/>
              <draw:equation draw:name="f6" draw:formula="1864464*logwidth/1981999"/>
              <draw:equation draw:name="f7" draw:formula="505504*logheight/919598"/>
              <draw:equation draw:name="f8" draw:formula="1781427*logwidth/1981999"/>
              <draw:equation draw:name="f9" draw:formula="424717*logheight/919598"/>
              <draw:equation draw:name="f10" draw:formula="964608*logwidth/1981999"/>
              <draw:equation draw:name="f11" draw:formula="168726*logheight/919598"/>
              <draw:equation draw:name="f12" draw:formula="36500*logwidth/1981999"/>
              <draw:equation draw:name="f13" draw:formula="919598*logheight/919598"/>
              <draw:equation draw:name="f14" draw:formula="20133*logwidth/1981999"/>
              <draw:equation draw:name="f15" draw:formula="747249*logheight/919598"/>
              <draw:equation draw:name="f16" draw:formula="0*logwidth/1981999"/>
              <draw:equation draw:name="f17" draw:formula="639044*logheight/919598"/>
              <draw:equation draw:name="f18" draw:formula="56365*logwidth/1981999"/>
              <draw:equation draw:name="f19" draw:formula="546263*logheight/919598"/>
              <draw:equation draw:name="f20" draw:formula="1083763*logwidth/1981999"/>
              <draw:equation draw:name="f21" draw:formula="0*logheight/919598"/>
              <draw:equation draw:name="f22" draw:formula="logwidth"/>
              <draw:equation draw:name="f23" draw:formula="logheight"/>
            </draw:enhanced-geometry>
          </draw:custom-shape>
          <draw:custom-shape draw:name="Freeform: Shape 99" draw:style-name="gr9" draw:text-style-name="P8" draw:layer="layout" svg:width="4.855cm" svg:height="1.31cm" svg:x="19.134cm" svg:y="6.083cm">
            <text:p/>
            <draw:enhanced-geometry draw:mirror-horizontal="true" draw:mirror-vertical="false" drawooo:sub-view-size="1747836 472116" draw:text-areas="0 0 ?f24 ?f25" svg:viewBox="0 0 0 0" draw:type="ooxml-non-primitive" draw:enhanced-path="M 878427 0 C 1177800 0 1452374 106177 1666546 282927 L 1747836 356810 1645853 460505 1648359 463309 1645448 466221 C 1439034 267620 1163620 156864 877171 157416 624211 157899 380149 245082 184904 402644 L 106934 472116 0 365449 2322 362895 C 226536 138680 536286 0 878427 0 Z N">
              <draw:equation draw:name="f0" draw:formula="878427*logwidth/1747836"/>
              <draw:equation draw:name="f1" draw:formula="0*logheight/472116"/>
              <draw:equation draw:name="f2" draw:formula="1666546*logwidth/1747836"/>
              <draw:equation draw:name="f3" draw:formula="282927*logheight/472116"/>
              <draw:equation draw:name="f4" draw:formula="1747836*logwidth/1747836"/>
              <draw:equation draw:name="f5" draw:formula="356810*logheight/472116"/>
              <draw:equation draw:name="f6" draw:formula="1645853*logwidth/1747836"/>
              <draw:equation draw:name="f7" draw:formula="460505*logheight/472116"/>
              <draw:equation draw:name="f8" draw:formula="1648359*logwidth/1747836"/>
              <draw:equation draw:name="f9" draw:formula="463309*logheight/472116"/>
              <draw:equation draw:name="f10" draw:formula="1645448*logwidth/1747836"/>
              <draw:equation draw:name="f11" draw:formula="466221*logheight/472116"/>
              <draw:equation draw:name="f12" draw:formula="877171*logwidth/1747836"/>
              <draw:equation draw:name="f13" draw:formula="157416*logheight/472116"/>
              <draw:equation draw:name="f14" draw:formula="184904*logwidth/1747836"/>
              <draw:equation draw:name="f15" draw:formula="402644*logheight/472116"/>
              <draw:equation draw:name="f16" draw:formula="106934*logwidth/1747836"/>
              <draw:equation draw:name="f17" draw:formula="472116*logheight/472116"/>
              <draw:equation draw:name="f18" draw:formula="0*logwidth/1747836"/>
              <draw:equation draw:name="f19" draw:formula="365449*logheight/472116"/>
              <draw:equation draw:name="f20" draw:formula="2322*logwidth/1747836"/>
              <draw:equation draw:name="f21" draw:formula="362895*logheight/472116"/>
              <draw:equation draw:name="f22" draw:formula="878427*logwidth/1747836"/>
              <draw:equation draw:name="f23" draw:formula="0*logheight/472116"/>
              <draw:equation draw:name="f24" draw:formula="logwidth"/>
              <draw:equation draw:name="f25" draw:formula="logheight"/>
            </draw:enhanced-geometry>
          </draw:custom-shape>
          <draw:custom-shape draw:name="Freeform: Shape 101" draw:style-name="gr10" draw:text-style-name="P8" draw:layer="layout" svg:width="1.332cm" svg:height="4.848cm" svg:x="23.659cm" svg:y="7.107cm">
            <text:p/>
            <draw:enhanced-geometry draw:mirror-horizontal="true" draw:mirror-vertical="false" drawooo:sub-view-size="479745 1745465" draw:text-areas="0 0 ?f26 ?f27" svg:viewBox="0 0 0 0" draw:type="ooxml-non-primitive" draw:enhanced-path="M 357820 0 L 464906 105954 467507 103637 468299 104427 C 278977 296771 168342 553082 158157 822744 148025 1090279 236805 1350737 405149 1555466 L 479745 1637065 475186 1633081 361840 1745465 282927 1658640 C 106177 1444468 0 1169894 0 870521 0 571148 106177 296574 282927 82402 L 357820 0 Z N">
              <draw:equation draw:name="f0" draw:formula="357820*logwidth/479745"/>
              <draw:equation draw:name="f1" draw:formula="0*logheight/1745465"/>
              <draw:equation draw:name="f2" draw:formula="464906*logwidth/479745"/>
              <draw:equation draw:name="f3" draw:formula="105954*logheight/1745465"/>
              <draw:equation draw:name="f4" draw:formula="467507*logwidth/479745"/>
              <draw:equation draw:name="f5" draw:formula="103637*logheight/1745465"/>
              <draw:equation draw:name="f6" draw:formula="468299*logwidth/479745"/>
              <draw:equation draw:name="f7" draw:formula="104427*logheight/1745465"/>
              <draw:equation draw:name="f8" draw:formula="158157*logwidth/479745"/>
              <draw:equation draw:name="f9" draw:formula="822744*logheight/1745465"/>
              <draw:equation draw:name="f10" draw:formula="405149*logwidth/479745"/>
              <draw:equation draw:name="f11" draw:formula="1555466*logheight/1745465"/>
              <draw:equation draw:name="f12" draw:formula="479745*logwidth/479745"/>
              <draw:equation draw:name="f13" draw:formula="1637065*logheight/1745465"/>
              <draw:equation draw:name="f14" draw:formula="475186*logwidth/479745"/>
              <draw:equation draw:name="f15" draw:formula="1633081*logheight/1745465"/>
              <draw:equation draw:name="f16" draw:formula="361840*logwidth/479745"/>
              <draw:equation draw:name="f17" draw:formula="1745465*logheight/1745465"/>
              <draw:equation draw:name="f18" draw:formula="282927*logwidth/479745"/>
              <draw:equation draw:name="f19" draw:formula="1658640*logheight/1745465"/>
              <draw:equation draw:name="f20" draw:formula="0*logwidth/479745"/>
              <draw:equation draw:name="f21" draw:formula="870521*logheight/1745465"/>
              <draw:equation draw:name="f22" draw:formula="282927*logwidth/479745"/>
              <draw:equation draw:name="f23" draw:formula="82402*logheight/1745465"/>
              <draw:equation draw:name="f24" draw:formula="357820*logwidth/479745"/>
              <draw:equation draw:name="f25" draw:formula="0*logheight/1745465"/>
              <draw:equation draw:name="f26" draw:formula="logwidth"/>
              <draw:equation draw:name="f27" draw:formula="logheight"/>
            </draw:enhanced-geometry>
          </draw:custom-shape>
          <draw:custom-shape draw:name="Freeform: Shape 102" draw:style-name="gr11" draw:text-style-name="P8" draw:layer="layout" svg:width="1.338cm" svg:height="4.777cm" svg:x="8.844cm" svg:y="7.144cm">
            <text:p/>
            <draw:enhanced-geometry draw:mirror-horizontal="true" draw:mirror-vertical="false" drawooo:sub-view-size="482112 1720060" draw:text-areas="0 0 ?f26 ?f27" svg:viewBox="0 0 0 0" draw:type="ooxml-non-primitive" draw:enhanced-path="M 149226 0 L 199185 54968 C 375935 269140 482112 543714 482112 843087 482112 1185228 343432 1494978 119217 1719192 L 118262 1720060 11514 1613642 55 1624172 0 1624118 C 204290 1425730 321046 1154037 324415 869399 327785 586652 219004 314232 21935 111481 L 23813 109591 32075 117629 149226 0 Z N">
              <draw:equation draw:name="f0" draw:formula="149226*logwidth/482112"/>
              <draw:equation draw:name="f1" draw:formula="0*logheight/1720060"/>
              <draw:equation draw:name="f2" draw:formula="199185*logwidth/482112"/>
              <draw:equation draw:name="f3" draw:formula="54968*logheight/1720060"/>
              <draw:equation draw:name="f4" draw:formula="482112*logwidth/482112"/>
              <draw:equation draw:name="f5" draw:formula="843087*logheight/1720060"/>
              <draw:equation draw:name="f6" draw:formula="119217*logwidth/482112"/>
              <draw:equation draw:name="f7" draw:formula="1719192*logheight/1720060"/>
              <draw:equation draw:name="f8" draw:formula="118262*logwidth/482112"/>
              <draw:equation draw:name="f9" draw:formula="1720060*logheight/1720060"/>
              <draw:equation draw:name="f10" draw:formula="11514*logwidth/482112"/>
              <draw:equation draw:name="f11" draw:formula="1613642*logheight/1720060"/>
              <draw:equation draw:name="f12" draw:formula="55*logwidth/482112"/>
              <draw:equation draw:name="f13" draw:formula="1624172*logheight/1720060"/>
              <draw:equation draw:name="f14" draw:formula="0*logwidth/482112"/>
              <draw:equation draw:name="f15" draw:formula="1624118*logheight/1720060"/>
              <draw:equation draw:name="f16" draw:formula="324415*logwidth/482112"/>
              <draw:equation draw:name="f17" draw:formula="869399*logheight/1720060"/>
              <draw:equation draw:name="f18" draw:formula="21935*logwidth/482112"/>
              <draw:equation draw:name="f19" draw:formula="111481*logheight/1720060"/>
              <draw:equation draw:name="f20" draw:formula="23813*logwidth/482112"/>
              <draw:equation draw:name="f21" draw:formula="109591*logheight/1720060"/>
              <draw:equation draw:name="f22" draw:formula="32075*logwidth/482112"/>
              <draw:equation draw:name="f23" draw:formula="117629*logheight/1720060"/>
              <draw:equation draw:name="f24" draw:formula="149226*logwidth/482112"/>
              <draw:equation draw:name="f25" draw:formula="0*logheight/1720060"/>
              <draw:equation draw:name="f26" draw:formula="logwidth"/>
              <draw:equation draw:name="f27" draw:formula="logheight"/>
            </draw:enhanced-geometry>
          </draw:custom-shape>
          <draw:custom-shape draw:name="Freeform: Shape 104" draw:style-name="gr12" draw:text-style-name="P8" draw:layer="layout" svg:width="5.42cm" svg:height="2.508cm" svg:x="18.546cm" svg:y="10.458cm">
            <text:p/>
            <draw:enhanced-geometry draw:mirror-horizontal="true" draw:mirror-vertical="false" drawooo:sub-view-size="1951083 903111" draw:text-areas="0 0 ?f24 ?f25" svg:viewBox="0 0 0 0" draw:type="ooxml-non-primitive" draw:enhanced-path="M 1906586 0 C 1911939 54683 1919335 109090 1928746 163110 L 1951083 267990 1897101 356848 C 1674444 686424 1297378 903111 869703 903111 570330 903111 295756 796935 81584 620184 L 0 546035 112814 433243 110448 430655 210397 517995 C 465753 713898 797373 788263 1115857 715484 1485998 630893 1785454 359866 1906586 0 Z N">
              <draw:equation draw:name="f0" draw:formula="1906586*logwidth/1951083"/>
              <draw:equation draw:name="f1" draw:formula="0*logheight/903111"/>
              <draw:equation draw:name="f2" draw:formula="1928746*logwidth/1951083"/>
              <draw:equation draw:name="f3" draw:formula="163110*logheight/903111"/>
              <draw:equation draw:name="f4" draw:formula="1951083*logwidth/1951083"/>
              <draw:equation draw:name="f5" draw:formula="267990*logheight/903111"/>
              <draw:equation draw:name="f6" draw:formula="1897101*logwidth/1951083"/>
              <draw:equation draw:name="f7" draw:formula="356848*logheight/903111"/>
              <draw:equation draw:name="f8" draw:formula="869703*logwidth/1951083"/>
              <draw:equation draw:name="f9" draw:formula="903111*logheight/903111"/>
              <draw:equation draw:name="f10" draw:formula="81584*logwidth/1951083"/>
              <draw:equation draw:name="f11" draw:formula="620184*logheight/903111"/>
              <draw:equation draw:name="f12" draw:formula="0*logwidth/1951083"/>
              <draw:equation draw:name="f13" draw:formula="546035*logheight/903111"/>
              <draw:equation draw:name="f14" draw:formula="112814*logwidth/1951083"/>
              <draw:equation draw:name="f15" draw:formula="433243*logheight/903111"/>
              <draw:equation draw:name="f16" draw:formula="110448*logwidth/1951083"/>
              <draw:equation draw:name="f17" draw:formula="430655*logheight/903111"/>
              <draw:equation draw:name="f18" draw:formula="210397*logwidth/1951083"/>
              <draw:equation draw:name="f19" draw:formula="517995*logheight/903111"/>
              <draw:equation draw:name="f20" draw:formula="1115857*logwidth/1951083"/>
              <draw:equation draw:name="f21" draw:formula="715484*logheight/903111"/>
              <draw:equation draw:name="f22" draw:formula="1906586*logwidth/1951083"/>
              <draw:equation draw:name="f23" draw:formula="0*logheight/903111"/>
              <draw:equation draw:name="f24" draw:formula="logwidth"/>
              <draw:equation draw:name="f25" draw:formula="logheight"/>
            </draw:enhanced-geometry>
          </draw:custom-shape>
          <draw:custom-shape draw:name="Freeform: Shape 105" draw:style-name="gr13" draw:text-style-name="P8" draw:layer="layout" svg:width="4.774cm" svg:height="1.271cm" svg:x="9.884cm" svg:y="11.655cm">
            <text:p/>
            <draw:enhanced-geometry draw:mirror-horizontal="true" draw:mirror-vertical="false" drawooo:sub-view-size="1718587 457915" draw:text-areas="0 0 ?f22 ?f23" svg:viewBox="0 0 0 0" draw:type="ooxml-non-primitive" draw:enhanced-path="M 1611058 0 L 1718587 105593 1642234 174988 C 1428062 351739 1153488 457915 854115 457915 554742 457915 280168 351739 65996 174988 L 0 115006 97036 17714 171217 81988 C 366992 235478 610394 318187 861182 314429 1111970 310731 1352687 220882 1543776 61825 L 1611058 0 Z N">
              <draw:equation draw:name="f0" draw:formula="1611058*logwidth/1718587"/>
              <draw:equation draw:name="f1" draw:formula="0*logheight/457915"/>
              <draw:equation draw:name="f2" draw:formula="1718587*logwidth/1718587"/>
              <draw:equation draw:name="f3" draw:formula="105593*logheight/457915"/>
              <draw:equation draw:name="f4" draw:formula="1642234*logwidth/1718587"/>
              <draw:equation draw:name="f5" draw:formula="174988*logheight/457915"/>
              <draw:equation draw:name="f6" draw:formula="854115*logwidth/1718587"/>
              <draw:equation draw:name="f7" draw:formula="457915*logheight/457915"/>
              <draw:equation draw:name="f8" draw:formula="65996*logwidth/1718587"/>
              <draw:equation draw:name="f9" draw:formula="174988*logheight/457915"/>
              <draw:equation draw:name="f10" draw:formula="0*logwidth/1718587"/>
              <draw:equation draw:name="f11" draw:formula="115006*logheight/457915"/>
              <draw:equation draw:name="f12" draw:formula="97036*logwidth/1718587"/>
              <draw:equation draw:name="f13" draw:formula="17714*logheight/457915"/>
              <draw:equation draw:name="f14" draw:formula="171217*logwidth/1718587"/>
              <draw:equation draw:name="f15" draw:formula="81988*logheight/457915"/>
              <draw:equation draw:name="f16" draw:formula="861182*logwidth/1718587"/>
              <draw:equation draw:name="f17" draw:formula="314429*logheight/457915"/>
              <draw:equation draw:name="f18" draw:formula="1543776*logwidth/1718587"/>
              <draw:equation draw:name="f19" draw:formula="61825*logheight/457915"/>
              <draw:equation draw:name="f20" draw:formula="1611058*logwidth/1718587"/>
              <draw:equation draw:name="f21" draw:formula="0*logheight/457915"/>
              <draw:equation draw:name="f22" draw:formula="logwidth"/>
              <draw:equation draw:name="f23" draw:formula="logheight"/>
            </draw:enhanced-geometry>
          </draw:custom-shape>
        </draw:g>
        <draw:custom-shape draw:name="TextBox 9" draw:style-name="gr31" draw:text-style-name="P19" draw:layer="layout" svg:width="3.932cm" svg:height="3.976cm" svg:x="10.466cm" svg:y="7.534cm">
          <text:p text:style-name="P18"><text:span text:style-name="T11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32" draw:text-style-name="P19" draw:layer="layout" svg:width="5.35cm" svg:height="3.976cm" svg:x="18.95cm" svg:y="7.469cm">
          <text:p text:style-name="P18"><text:span text:style-name="T11">C</text:span><text:span text:style-name="T1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6">
          <draw:custom-shape draw:name="TextBox 87" draw:style-name="gr33" draw:text-style-name="P19" draw:layer="layout" svg:width="5.198cm" svg:height="2.111cm" svg:x="27.766cm" svg:y="5.967cm">
            <text:p text:style-name="P20"><text:span text:style-name="T12">Continuo</text:span><text:span text:style-name="T12">us </text:span><text:span text:style-name="T12">delive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34" draw:text-style-name="P22" draw:layer="layout" svg:width="5.184cm" svg:height="2.786cm" svg:x="27.779cm" svg:y="8.071cm">
            <text:list text:style-name="L2">
              <text:list-item>
                <text:p text:style-name="P21"><text:span text:style-name="T13">Установка на тест</text:span></text:p>
              </text:list-item>
              <text:list-item>
                <text:p text:style-name="P21"><text:span text:style-name="T13">Приёмка</text:span></text:p>
              </text:list-item>
              <text:list-item>
                <text:p text:style-name="P21"><text:span text:style-name="T13">Нагрузка</text:span></text:p>
              </text:list-item>
              <text:list-item>
                <text:p text:style-name="P21"><text:span text:style-name="T13">Установка на прод</text:span></text:p>
              </text:list-item>
              <text:list-item>
                <text:p text:style-name="P21"><text:span text:style-name="T13">Smoke-тест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>
          <draw:custom-shape draw:name="TextBox 90" draw:style-name="gr35" draw:text-style-name="P19" draw:layer="layout" svg:width="5.155cm" svg:height="2.113cm" svg:x="0.945cm" svg:y="5.965cm">
            <text:p text:style-name="P20"><text:span text:style-name="T12">Continuous Integ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36" draw:text-style-name="P22" draw:layer="layout" svg:width="5.141cm" svg:height="1.265cm" svg:x="0.959cm" svg:y="8.071cm">
            <text:list text:style-name="L2">
              <text:list-item>
                <text:p text:style-name="P21"><text:span text:style-name="T13">Сборка</text:span></text:p>
              </text:list-item>
              <text:list-item>
                <text:p text:style-name="P21"><text:span text:style-name="T13">Тестирование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">
          <draw:custom-shape draw:name="TextBox 41" draw:style-name="gr37" draw:text-style-name="P10" draw:layer="layout" svg:width="5.561cm" svg:height="1.098cm" svg:x="9.651cm" svg:y="3.457cm">
            <text:p text:style-name="P11"><text:span text:style-name="T4">Сборк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38" draw:text-style-name="P13" draw:layer="layout" svg:width="5.546cm" svg:height="1.179cm" svg:x="9.666cm" svg:y="4.308cm">
            <text:p text:style-name="P12"><text:span text:style-name="T5">Автоматическая сборка систем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TextBox 74" draw:style-name="gr39" draw:text-style-name="P10" draw:layer="layout" svg:width="6.001cm" svg:height="1.098cm" svg:x="9.399cm" svg:y="12.76cm">
            <text:p text:style-name="P11"><text:span text:style-name="T6">Тестирование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40" draw:text-style-name="P13" draw:layer="layout" svg:width="5.984cm" svg:height="0.716cm" svg:x="9.416cm" svg:y="13.61cm">
            <text:p text:style-name="P12"><text:span text:style-name="T7">Модульные тест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TextBox 77" draw:style-name="gr41" draw:text-style-name="P10" draw:layer="layout" svg:width="5.561cm" svg:height="1.098cm" svg:x="18.845cm" svg:y="3.457cm">
            <text:p text:style-name="P11"><text:span text:style-name="T4">Установк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42" draw:text-style-name="P13" draw:layer="layout" svg:width="5.546cm" svg:height="1.644cm" svg:x="18.86cm" svg:y="4.308cm">
            <text:p text:style-name="P12"><text:span text:style-name="T5">Установка собранной и протестированной версии на тестовый стен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TextBox 80" draw:style-name="gr43" draw:text-style-name="P10" draw:layer="layout" svg:width="5.561cm" svg:height="1.098cm" svg:x="18.845cm" svg:y="12.76cm">
            <text:p text:style-name="P11"><text:span text:style-name="T6">Нагрузк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44" draw:text-style-name="P10" draw:layer="layout" svg:width="5.546cm" svg:height="1.179cm" svg:x="18.86cm" svg:y="13.61cm">
            <text:p text:style-name="P11"><text:span text:style-name="T7">Регрессионнные нагрузочные тест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TextBox 80" draw:style-name="gr45" draw:text-style-name="P10" draw:layer="layout" svg:width="3.165cm" svg:height="1.098cm" svg:x="24.601cm" svg:y="8cm">
            <text:p text:style-name="P11"><text:span text:style-name="T6">U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46" draw:text-style-name="P10" draw:layer="layout" svg:width="3.156cm" svg:height="1.179cm" svg:x="24.61cm" svg:y="8.85cm">
            <text:p text:style-name="P11"><text:span text:style-name="T7">Приёмочные тест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30" draw:layer="layout" svg:width="15.239cm" svg:height="8.572cm" svg:x="1.905cm" svg:y="3.175cm" draw:page-number="2" presentation:class="page"/>
          <draw:frame draw:name="Notes Placeholder 2" presentation:style-name="pr3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8">© Copyright </text:span><text:span text:style-name="T9">Presenta</text:span><text:span text:style-name="T9">tionGO.c</text:span><text:span text:style-name="T9">om</text:span><text:span text:style-name="T8"> – The </text:span><text:span text:style-name="T8">free </text:span><text:span text:style-name="T8">PowerPoi</text:span><text:span text:style-name="T8">nt </text:span><text:span text:style-name="T8">template </text:span><text:span text:style-name="T8">library</text:span></text:p>
            </draw:text-box>
          </draw:frame>
          <draw:frame draw:name="Slide Number Placeholder 3" presentation:style-name="pr4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0"><text:page-number>&lt;номер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modern" style:font-pitch="fixed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gradient draw:name="msFillGradient_20_1" draw:display-name="msFillGradient 1" draw:style="linear" draw:start-color="#efedee" draw:end-color="#f1eff0" draw:start-intensity="100%" draw:end-intensity="100%" draw:angle="0" draw:border="0%"/>
    <draw:gradient draw:name="msFillGradient_20_2" draw:display-name="msFillGradient 2" draw:style="ellipsoid" draw:cx="50%" draw:cy="30%" draw:start-color="#1c2026" draw:end-color="#323a45" draw:start-intensity="100%" draw:end-intensity="100%" draw:angle="900" draw:border="0%"/>
    <draw:gradient draw:name="msFillGradient_20_3" draw:display-name="msFillGradient 3" draw:style="ellipsoid" draw:cx="50%" draw:cy="30%" draw:start-color="#1c2026" draw:end-color="#323a45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gradient" draw:fill-gradient-name="msFillGradient_20_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gradient" draw:fill-gradient-name="msFillGradient_20_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cm" fo:wrap-option="wrap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27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29.212cm" svg:height="2.052cm" svg:x="2.327cm" svg:y="0.454cm" presentation:class="title" presentation:user-transformed="true">
        <draw:text-box>
          <text:p text:style-name="MP5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presentation:style-name="Title_20_Only-outline1" draw:layer="backgroundobjects" svg:width="30.482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" style:page-layout-name="PM1" draw:style-name="Mdp2">
      <draw:frame draw:name="Title 1" presentation:style-name="Mpr4" draw:text-style-name="MP6" draw:layer="backgroundobjects" svg:width="29.212cm" svg:height="2.052cm" svg:x="2.327cm" svg:y="0.454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presentation:style-name="Обычный-outline1" draw:layer="backgroundobjects" svg:width="30.482cm" svg:height="11.048cm" svg:x="1.692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6.932cm" svg:height="9.524cm" svg:x="1.058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entationGO.com</meta:initial-creator>
    <meta:creation-date>2014-11-26T05:14:11</meta:creation-date>
    <dc:date>2018-11-02T02:36:39.513854637</dc:date>
    <meta:editing-duration>P5DT12H54M15S</meta:editing-duration>
    <meta:editing-cycles>2</meta:editing-cycles>
    <meta:generator>LibreOffice/6.0.6.2$Linux_X86_64 LibreOffice_project/00m0$Build-2</meta:generator>
    <meta:document-statistic meta:object-count="108"/>
    <meta:template xlink:type="simple" xlink:actuate="onRequest" xlink:title="TEMPLATE-PGO(16_9)" xlink:href=""/>
  </office:meta>
</office:document-meta>
</file>